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62c868" officeooo:paragraph-rsid="056a94fb"/>
    </style:style>
    <style:style style:name="P4" style:family="paragraph" style:parent-style-name="Text_20_body">
      <style:text-properties officeooo:rsid="0562c868" officeooo:paragraph-rsid="062a2d5d"/>
    </style:style>
    <style:style style:name="P5" style:family="paragraph" style:parent-style-name="Text_20_body">
      <style:text-properties officeooo:rsid="0562c868" officeooo:paragraph-rsid="062b026a"/>
    </style:style>
    <style:style style:name="P6" style:family="paragraph" style:parent-style-name="Text_20_body">
      <style:text-properties officeooo:rsid="056a94fb" officeooo:paragraph-rsid="057bda9f"/>
    </style:style>
    <style:style style:name="P7" style:family="paragraph" style:parent-style-name="Text_20_body">
      <style:text-properties officeooo:rsid="0596ca4a" officeooo:paragraph-rsid="0596ca4a"/>
    </style:style>
    <style:style style:name="P8" style:family="paragraph" style:parent-style-name="Text_20_body">
      <style:paragraph-properties fo:line-height="100%"/>
      <style:text-properties officeooo:rsid="04af6545" officeooo:paragraph-rsid="04af6545"/>
    </style:style>
    <style:style style:name="P9" style:family="paragraph" style:parent-style-name="Text_20_body">
      <style:text-properties officeooo:rsid="05b888e6" officeooo:paragraph-rsid="05cf6a63"/>
    </style:style>
    <style:style style:name="P10" style:family="paragraph" style:parent-style-name="Text_20_body">
      <style:text-properties officeooo:rsid="05b8a0b0" officeooo:paragraph-rsid="05cf6a63"/>
    </style:style>
    <style:style style:name="P11" style:family="paragraph" style:parent-style-name="Text_20_body">
      <style:text-properties officeooo:rsid="05ccb8c6" officeooo:paragraph-rsid="05f90b3a"/>
    </style:style>
    <style:style style:name="P12" style:family="paragraph" style:parent-style-name="Text_20_body">
      <style:text-properties officeooo:rsid="05ccb8c6" officeooo:paragraph-rsid="060d5316"/>
    </style:style>
    <style:style style:name="P13" style:family="paragraph" style:parent-style-name="Text_20_body">
      <style:text-properties officeooo:rsid="05c44172" officeooo:paragraph-rsid="05cf6a63"/>
    </style:style>
    <style:style style:name="P14" style:family="paragraph" style:parent-style-name="Text_20_body">
      <style:text-properties officeooo:rsid="0607004a" officeooo:paragraph-rsid="0618b5da"/>
    </style:style>
    <style:style style:name="P15" style:family="paragraph" style:parent-style-name="Text_20_body">
      <style:paragraph-properties fo:line-height="100%"/>
      <style:text-properties fo:language="en" fo:country="US" officeooo:rsid="060192ee" officeooo:paragraph-rsid="04af6545"/>
    </style:style>
    <style:style style:name="P16" style:family="paragraph" style:parent-style-name="Text_20_body">
      <style:text-properties fo:language="en" fo:country="US" officeooo:rsid="05c5adee" officeooo:paragraph-rsid="06017b31"/>
    </style:style>
    <style:style style:name="P17" style:family="paragraph" style:parent-style-name="Text_20_body">
      <style:text-properties fo:language="en" fo:country="US" officeooo:rsid="061c85b6" officeooo:paragraph-rsid="061fac42"/>
    </style:style>
    <style:style style:name="P18" style:family="paragraph" style:parent-style-name="Text_20_body">
      <style:text-properties fo:language="en" fo:country="US" officeooo:rsid="061e2b70" officeooo:paragraph-rsid="061fac42"/>
    </style:style>
    <style:style style:name="P19" style:family="paragraph" style:parent-style-name="Text_20_body">
      <style:text-properties officeooo:rsid="0610e6e9" officeooo:paragraph-rsid="06203b25"/>
    </style:style>
    <style:style style:name="P20" style:family="paragraph" style:parent-style-name="Text_20_body">
      <style:text-properties officeooo:rsid="061e2b70" officeooo:paragraph-rsid="061fac42"/>
    </style:style>
    <style:style style:name="P21" style:family="paragraph" style:parent-style-name="Text_20_body">
      <style:text-properties officeooo:rsid="060ee718" officeooo:paragraph-rsid="060ee718"/>
    </style:style>
    <style:style style:name="P22" style:family="paragraph" style:parent-style-name="Text_20_body">
      <style:text-properties officeooo:rsid="060ee718" officeooo:paragraph-rsid="0600a56b"/>
    </style:style>
    <style:style style:name="P23" style:family="paragraph" style:parent-style-name="Text_20_body">
      <style:text-properties officeooo:rsid="0561464b" officeooo:paragraph-rsid="06203b25"/>
    </style:style>
    <style:style style:name="P24" style:family="paragraph" style:parent-style-name="Heading_20_2">
      <style:text-properties officeooo:rsid="05735d0c" officeooo:paragraph-rsid="0596ca4a"/>
    </style:style>
    <style:style style:name="P25" style:family="paragraph" style:parent-style-name="Heading_20_2">
      <style:text-properties officeooo:paragraph-rsid="05648627"/>
    </style:style>
    <style:style style:name="P26" style:family="paragraph" style:parent-style-name="Heading_20_2">
      <style:paragraph-properties fo:line-height="100%"/>
      <style:text-properties officeooo:rsid="04af6545" officeooo:paragraph-rsid="05ccb8c6"/>
    </style:style>
    <style:style style:name="P27" style:family="paragraph" style:parent-style-name="Heading_20_2">
      <style:paragraph-properties fo:line-height="100%"/>
      <style:text-properties officeooo:rsid="04af6545" officeooo:paragraph-rsid="061fac42"/>
    </style:style>
    <style:style style:name="P28" style:family="paragraph" style:parent-style-name="Heading_20_2">
      <style:text-properties officeooo:paragraph-rsid="0618b5da"/>
    </style:style>
    <style:style style:name="P29" style:family="paragraph" style:parent-style-name="Heading_20_2">
      <style:text-properties officeooo:rsid="05f39194" officeooo:paragraph-rsid="05f1b600"/>
    </style:style>
    <style:style style:name="P30" style:family="paragraph" style:parent-style-name="Heading_20_2">
      <style:text-properties officeooo:paragraph-rsid="061fac42"/>
    </style:style>
    <style:style style:name="P31" style:family="paragraph" style:parent-style-name="Heading_20_2">
      <style:text-properties officeooo:paragraph-rsid="06203b25"/>
    </style:style>
    <style:style style:name="P32" style:family="paragraph" style:parent-style-name="Text_20_body">
      <style:paragraph-properties fo:text-align="start" style:justify-single-word="false" style:writing-mode="lr-tb"/>
      <style:text-properties officeooo:rsid="0596ca4a" officeooo:paragraph-rsid="0596ca4a"/>
    </style:style>
    <style:style style:name="P33" style:family="paragraph" style:parent-style-name="Text_20_body">
      <style:paragraph-properties fo:text-align="start" style:justify-single-word="false" style:writing-mode="lr-tb"/>
      <style:text-properties fo:font-style="italic" officeooo:rsid="0596ca4a" officeooo:paragraph-rsid="0596ca4a" style:font-style-asian="italic" style:font-style-complex="italic"/>
    </style:style>
    <style:style style:name="P34" style:family="paragraph" style:parent-style-name="Standard">
      <style:paragraph-properties fo:text-align="start" style:justify-single-word="false" style:writing-mode="lr-tb"/>
      <style:text-properties officeooo:rsid="0596ca4a" officeooo:paragraph-rsid="0596ca4a"/>
    </style:style>
    <style:style style:name="P35" style:family="paragraph" style:parent-style-name="Text_20_body">
      <style:paragraph-properties fo:text-align="end" style:justify-single-word="false" style:writing-mode="rl-tb"/>
      <style:text-properties officeooo:rsid="0596ca4a" officeooo:paragraph-rsid="0596ca4a"/>
    </style:style>
    <style:style style:name="P36" style:family="paragraph" style:parent-style-name="Text_20_body">
      <style:paragraph-properties fo:margin-top="0in" fo:margin-bottom="0in" loext:contextual-spacing="false"/>
      <style:text-properties officeooo:rsid="05b888e6" officeooo:paragraph-rsid="05cf6a63"/>
    </style:style>
    <style:style style:name="P37" style:family="paragraph" style:parent-style-name="Text_20_body">
      <style:paragraph-properties fo:margin-top="0in" fo:margin-bottom="0in" loext:contextual-spacing="false" fo:text-align="start" style:justify-single-word="false" style:writing-mode="lr-tb"/>
      <style:text-properties officeooo:rsid="0596ca4a" officeooo:paragraph-rsid="0596ca4a"/>
    </style:style>
    <style:style style:name="P38" style:family="paragraph" style:parent-style-name="Standard">
      <style:paragraph-properties fo:margin-top="0in" fo:margin-bottom="0in" loext:contextual-spacing="false" fo:text-align="start" style:justify-single-word="false" style:writing-mode="lr-tb"/>
      <style:text-properties officeooo:rsid="0596ca4a" officeooo:paragraph-rsid="0596ca4a"/>
    </style:style>
    <style:style style:name="P39" style:family="paragraph" style:parent-style-name="Text_20_body">
      <style:paragraph-properties fo:margin-left="0in" fo:margin-right="0in" fo:line-height="120%" fo:text-align="end" style:justify-single-word="false" fo:text-indent="0in" style:auto-text-indent="false" style:writing-mode="rl-tb"/>
      <style:text-properties fo:language="en" fo:country="US" officeooo:rsid="061c85b6" officeooo:paragraph-rsid="06203b25"/>
    </style:style>
    <style:style style:name="P40" style:family="paragraph" style:parent-style-name="Text_20_body" style:list-style-name="L1">
      <style:text-properties officeooo:rsid="0607004a" officeooo:paragraph-rsid="0618b5da"/>
    </style:style>
    <style:style style:name="P41" style:family="paragraph" style:parent-style-name="Text_20_body">
      <style:text-properties officeooo:rsid="0607004a" officeooo:paragraph-rsid="0637230e"/>
    </style:style>
    <style:style style:name="P42" style:family="paragraph" style:parent-style-name="Text_20_body" style:list-style-name="L2">
      <style:paragraph-properties fo:margin-top="0in" fo:margin-bottom="0in" loext:contextual-spacing="false"/>
      <style:text-properties officeooo:rsid="05b888e6" officeooo:paragraph-rsid="05cf6a63"/>
    </style:style>
    <style:style style:name="P43" style:family="paragraph" style:parent-style-name="Text_20_body" style:list-style-name="L2">
      <style:paragraph-properties fo:margin-top="0in" fo:margin-bottom="0in" loext:contextual-spacing="false"/>
      <style:text-properties officeooo:rsid="05c74c07" officeooo:paragraph-rsid="05f5637d"/>
    </style:style>
    <style:style style:name="P44" style:family="paragraph" style:parent-style-name="Text_20_body" style:list-style-name="L2">
      <style:paragraph-properties fo:margin-top="0in" fo:margin-bottom="0in" loext:contextual-spacing="false"/>
      <style:text-properties officeooo:rsid="05f5637d" officeooo:paragraph-rsid="05f5637d"/>
    </style:style>
    <style:style style:name="P45" style:family="paragraph" style:parent-style-name="Heading_20_1">
      <style:paragraph-properties fo:line-height="100%"/>
      <style:text-properties officeooo:rsid="05226f8d" officeooo:paragraph-rsid="04af6545"/>
    </style:style>
    <style:style style:name="T1" style:family="text">
      <style:text-properties officeooo:rsid="0565f2dc"/>
    </style:style>
    <style:style style:name="T2" style:family="text">
      <style:text-properties officeooo:rsid="057bda9f"/>
    </style:style>
    <style:style style:name="T3" style:family="text">
      <style:text-properties officeooo:rsid="057ca7f2"/>
    </style:style>
    <style:style style:name="T4" style:family="text">
      <style:text-properties officeooo:rsid="058fcc10"/>
    </style:style>
    <style:style style:name="T5" style:family="text">
      <style:text-properties style:font-name="Times New Roman" fo:font-style="italic" officeooo:rsid="058fcc10" style:font-style-asian="italic" style:font-style-complex="italic"/>
    </style:style>
    <style:style style:name="T6" style:family="text">
      <style:text-properties style:font-name="Times New Roman" fo:font-style="italic" officeooo:rsid="05e3dd26" style:font-style-asian="italic" style:font-style-complex="italic"/>
    </style:style>
    <style:style style:name="T7" style:family="text">
      <style:text-properties style:font-name="Times New Roman" fo:language="en" fo:country="US" fo:font-style="italic" officeooo:rsid="05e3dd26" style:font-style-asian="italic" style:font-style-complex="italic"/>
    </style:style>
    <style:style style:name="T8" style:family="text">
      <style:text-properties officeooo:rsid="05b131eb"/>
    </style:style>
    <style:style style:name="T9" style:family="text">
      <style:text-properties officeooo:rsid="05b6bed9"/>
    </style:style>
    <style:style style:name="T10" style:family="text">
      <style:text-properties officeooo:rsid="05b888e6"/>
    </style:style>
    <style:style style:name="T11" style:family="text">
      <style:text-properties fo:font-weight="bold" style:font-weight-asian="bold" style:font-weight-complex="bold"/>
    </style:style>
    <style:style style:name="T12" style:family="text">
      <style:text-properties fo:font-weight="bold" officeooo:rsid="05c5adee" style:font-weight-asian="bold" style:font-weight-complex="bold"/>
    </style:style>
    <style:style style:name="T13" style:family="text">
      <style:text-properties officeooo:rsid="05bc1362"/>
    </style:style>
    <style:style style:name="T14" style:family="text">
      <style:text-properties officeooo:rsid="05c2aca5"/>
    </style:style>
    <style:style style:name="T15" style:family="text">
      <style:text-properties officeooo:rsid="05c44172"/>
    </style:style>
    <style:style style:name="T16" style:family="text">
      <style:text-properties officeooo:rsid="05c5adee"/>
    </style:style>
    <style:style style:name="T17" style:family="text">
      <style:text-properties officeooo:rsid="05c74c07"/>
    </style:style>
    <style:style style:name="T18" style:family="text">
      <style:text-properties fo:font-style="italic" style:font-style-asian="italic" style:font-style-complex="italic"/>
    </style:style>
    <style:style style:name="T19" style:family="text">
      <style:text-properties fo:font-style="italic" officeooo:rsid="05984f9a" style:font-style-asian="italic" style:font-style-complex="italic"/>
    </style:style>
    <style:style style:name="T20" style:family="text">
      <style:text-properties fo:font-style="italic" officeooo:rsid="05e3dd26" style:font-style-asian="italic" style:font-style-complex="italic"/>
    </style:style>
    <style:style style:name="T21" style:family="text">
      <style:text-properties officeooo:rsid="05cf6a63"/>
    </style:style>
    <style:style style:name="T22" style:family="text">
      <style:text-properties officeooo:rsid="05d8b071"/>
    </style:style>
    <style:style style:name="T23" style:family="text">
      <style:text-properties officeooo:rsid="05e3dd26"/>
    </style:style>
    <style:style style:name="T24" style:family="text">
      <style:text-properties style:text-position="sub 58%" style:font-name="Times New Roman" fo:font-style="italic" officeooo:rsid="05e3dd26" style:font-style-asian="italic" style:font-style-complex="italic"/>
    </style:style>
    <style:style style:name="T25" style:family="text">
      <style:text-properties style:text-position="sub 58%" style:font-name="Times New Roman" fo:language="en" fo:country="US" fo:font-style="italic" officeooo:rsid="05e3dd26" style:font-style-asian="italic" style:font-style-complex="italic"/>
    </style:style>
    <style:style style:name="T26" style:family="text">
      <style:text-properties fo:color="#000080" style:font-name="DejaVu Sans Mono" fo:font-size="11.5pt" fo:font-style="normal" fo:font-weight="bold" style:font-size-asian="11.5pt" style:font-style-asian="normal" style:font-weight-asian="bold"/>
    </style:style>
    <style:style style:name="T27" style:family="text">
      <style:text-properties fo:color="#000080" style:font-name="DejaVu Sans Mono" fo:font-size="10pt" fo:font-style="normal" fo:font-weight="bold" style:font-size-asian="10pt" style:font-style-asian="normal" style:font-weight-asian="bold" style:font-size-complex="10pt"/>
    </style:style>
    <style:style style:name="T28" style:family="text">
      <style:text-properties fo:color="#000080" style:font-name="DejaVu Sans Mono" fo:font-size="10pt" fo:font-style="normal" fo:font-weight="normal" style:font-size-asian="10pt" style:font-style-asian="normal" style:font-weight-asian="normal" style:font-size-complex="10pt"/>
    </style:style>
    <style:style style:name="T29" style:family="text">
      <style:text-properties fo:color="#000000" style:font-name="DejaVu Sans Mono" fo:font-size="11.5pt" fo:font-style="normal" fo:font-weight="normal" style:font-size-asian="11.5pt" style:font-style-asian="normal" style:font-weight-asian="normal"/>
    </style:style>
    <style:style style:name="T30" style:family="text">
      <style:text-properties fo:color="#000000" style:font-name="DejaVu Sans Mono" fo:font-size="11.5pt" fo:font-style="normal" fo:font-weight="normal" officeooo:rsid="05ee514d" style:font-size-asian="11.5pt" style:font-style-asian="normal" style:font-weight-asian="normal"/>
    </style:style>
    <style:style style:name="T31" style:family="text">
      <style:text-properties fo:color="#000000" style:font-name="DejaVu Sans Mono" fo:font-size="10pt" fo:font-style="normal" fo:font-weight="normal" style:font-size-asian="10pt" style:font-style-asian="normal" style:font-weight-asian="normal" style:font-size-complex="10pt"/>
    </style:style>
    <style:style style:name="T32" style:family="text">
      <style:text-properties fo:color="#000000" style:font-name="DejaVu Sans Mono" fo:font-size="10pt" fo:font-style="normal" fo:font-weight="normal" officeooo:rsid="05f2b71c" style:font-size-asian="10pt" style:font-style-asian="normal" style:font-weight-asian="normal" style:font-size-complex="10pt"/>
    </style:style>
    <style:style style:name="T33" style:family="text">
      <style:text-properties fo:color="#94558d" style:font-name="DejaVu Sans Mono" fo:font-size="10pt" fo:font-style="normal" fo:font-weight="normal" style:font-size-asian="10pt" style:font-style-asian="normal" style:font-weight-asian="normal" style:font-size-complex="10pt"/>
    </style:style>
    <style:style style:name="T34" style:family="text">
      <style:text-properties fo:color="#808080" style:font-name="DejaVu Sans Mono" fo:font-size="11.5pt" fo:font-style="normal" fo:font-weight="normal" style:font-size-asian="11.5pt" style:font-style-asian="normal" style:font-weight-asian="normal"/>
    </style:style>
    <style:style style:name="T35" style:family="text">
      <style:text-properties fo:color="#808080" style:font-name="DejaVu Sans Mono" fo:font-size="10pt" fo:font-style="italic" fo:font-weight="normal" style:font-size-asian="10pt" style:font-style-asian="italic" style:font-weight-asian="normal" style:font-size-complex="10pt"/>
    </style:style>
    <style:style style:name="T36" style:family="text">
      <style:text-properties fo:color="#808080" style:font-name="DejaVu Sans Mono" fo:font-size="10pt" fo:font-style="normal" fo:font-weight="bold" style:font-size-asian="10pt" style:font-style-asian="normal" style:font-weight-asian="bold" style:font-size-complex="10pt"/>
    </style:style>
    <style:style style:name="T37" style:family="text">
      <style:text-properties fo:font-size="10pt" style:font-size-asian="10pt" style:font-size-complex="10pt"/>
    </style:style>
    <style:style style:name="T38" style:family="text">
      <style:text-properties officeooo:rsid="05ee514d"/>
    </style:style>
    <style:style style:name="T39" style:family="text">
      <style:text-properties officeooo:rsid="05f4d8a2"/>
    </style:style>
    <style:style style:name="T40" style:family="text">
      <style:text-properties officeooo:rsid="05f64772"/>
    </style:style>
    <style:style style:name="T41" style:family="text">
      <style:text-properties fo:language="en" fo:country="US"/>
    </style:style>
    <style:style style:name="T42" style:family="text">
      <style:text-properties fo:language="en" fo:country="US" officeooo:rsid="05f90b3a"/>
    </style:style>
    <style:style style:name="T43" style:family="text">
      <style:text-properties fo:language="en" fo:country="US" officeooo:rsid="05fc1311"/>
    </style:style>
    <style:style style:name="T44" style:family="text">
      <style:text-properties fo:language="en" fo:country="US" officeooo:rsid="060192ee"/>
    </style:style>
    <style:style style:name="T45" style:family="text">
      <style:text-properties fo:language="en" fo:country="US" officeooo:rsid="060d5316"/>
    </style:style>
    <style:style style:name="T46" style:family="text">
      <style:text-properties fo:language="en" fo:country="US" officeooo:rsid="060ee718"/>
    </style:style>
    <style:style style:name="T47" style:family="text">
      <style:text-properties fo:language="en" fo:country="US" officeooo:rsid="0610e6e9"/>
    </style:style>
    <style:style style:name="T48" style:family="text">
      <style:text-properties fo:language="en" fo:country="US" officeooo:rsid="06159af2"/>
    </style:style>
    <style:style style:name="T49" style:family="text">
      <style:text-properties fo:language="en" fo:country="US" officeooo:rsid="06342bc4"/>
    </style:style>
    <style:style style:name="T50" style:family="text">
      <style:text-properties fo:language="en" fo:country="US" officeooo:rsid="05609767"/>
    </style:style>
    <style:style style:name="T51" style:family="text">
      <style:text-properties fo:language="en" fo:country="US" officeooo:rsid="061c85b6"/>
    </style:style>
    <style:style style:name="T52" style:family="text">
      <style:text-properties fo:language="en" fo:country="US" fo:font-weight="bold" style:font-weight-asian="bold" style:font-weight-complex="bold"/>
    </style:style>
    <style:style style:name="T53" style:family="text">
      <style:text-properties fo:language="en" fo:country="US" officeooo:rsid="057ca7f2"/>
    </style:style>
    <style:style style:name="T54" style:family="text">
      <style:text-properties fo:language="en" fo:country="US" officeooo:rsid="05e3dd26"/>
    </style:style>
    <style:style style:name="T55" style:family="text">
      <style:text-properties fo:language="en" fo:country="US" fo:font-style="italic" officeooo:rsid="05e3dd26" style:font-style-asian="italic" style:font-style-complex="italic"/>
    </style:style>
    <style:style style:name="T56" style:family="text">
      <style:text-properties fo:language="en" fo:country="US" officeooo:rsid="062caabf"/>
    </style:style>
    <style:style style:name="T57" style:family="text">
      <style:text-properties fo:language="en" fo:country="US" officeooo:rsid="062d2066"/>
    </style:style>
    <style:style style:name="T58" style:family="text">
      <style:text-properties officeooo:rsid="05f90b3a"/>
    </style:style>
    <style:style style:name="T59" style:family="text">
      <style:text-properties officeooo:rsid="0607004a"/>
    </style:style>
    <style:style style:name="T60" style:family="text">
      <style:text-properties officeooo:rsid="06071945"/>
    </style:style>
    <style:style style:name="T61" style:family="text">
      <style:text-properties officeooo:rsid="0608ea3c"/>
    </style:style>
    <style:style style:name="T62" style:family="text">
      <style:text-properties officeooo:rsid="0610e6e9"/>
    </style:style>
    <style:style style:name="T63" style:family="text">
      <style:text-properties officeooo:rsid="0615b090"/>
    </style:style>
    <style:style style:name="T64" style:family="text">
      <style:text-properties officeooo:rsid="0618b5da"/>
    </style:style>
    <style:style style:name="T65" style:family="text">
      <style:text-properties officeooo:rsid="061990fe"/>
    </style:style>
    <style:style style:name="T66" style:family="text">
      <style:text-properties officeooo:rsid="061fac42"/>
    </style:style>
    <style:style style:name="T67" style:family="text">
      <style:text-properties officeooo:rsid="06230541"/>
    </style:style>
    <style:style style:name="T68" style:family="text">
      <style:text-properties officeooo:rsid="062571fe"/>
    </style:style>
    <style:style style:name="T69" style:family="text">
      <style:text-properties officeooo:rsid="0626940b"/>
    </style:style>
    <style:style style:name="T70" style:family="text">
      <style:text-properties officeooo:rsid="06283c27"/>
    </style:style>
    <style:style style:name="T71" style:family="text">
      <style:text-properties officeooo:rsid="0629e301"/>
    </style:style>
    <style:style style:name="T72" style:family="text">
      <style:text-properties fo:font-size="8pt" style:font-size-asian="8pt" style:font-size-complex="8pt"/>
    </style:style>
    <style:style style:name="T73" style:family="text">
      <style:text-properties officeooo:rsid="0637230e"/>
    </style:style>
    <style:style style:name="T74" style:family="text">
      <style:text-properties officeooo:rsid="0637b81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מטלה - חלוקה הוגנת של קרקעות ועוגות</text:h>
      <text:p text:style-name="P8">יש לענות על שאלה אחת לבחירתכם. <text:span text:style-name="T44">שאלות המסומנות ב</text:span><text:span text:style-name="T49">כוכבית </text:span><text:span text:style-name="T44">* מזכות בניקוד כפול.</text:span></text:p>
      <text:p text:style-name="P15"/>
      <text:p text:style-name="P26">שאלה <text:span text:style-name="T10">1</text:span>: <text:span text:style-name="T10">חלוקה פרופורציונלית בשני מימדים</text:span></text:p>
      <text:p text:style-name="P11"><text:span text:style-name="T58">נתונה חלקת-אדמה בצורת מלבן. השווי הכללי של החלקה הוא 4000. <text:s/>אנחנו רוצים לחלק אותה לארבעה אנשים בעזרת אלגוריתם אבן-פז. תארו דוגמה </text:span><text:span text:style-name="T42">שבה:</text:span></text:p>
      <text:p text:style-name="P11"><text:span text:style-name="T42">א. אם נבצע את </text:span><text:span text:style-name="T45">כל </text:span><text:span text:style-name="T42">האלגוריתם בעזרת קוים אופקיים, אז כל משתתף יקבל ערך של 1000, אבל -</text:span></text:p>
      <text:p text:style-name="P12"><text:span text:style-name="T42">ב. אם נבצע את </text:span><text:span text:style-name="T45">כל </text:span><text:span text:style-name="T42">האלגוריתם בעזרת קוים אנכיים, אז כל אחד יקבל ערך של 4000. </text:span></text:p>
      <text:p text:style-name="P11"><text:span text:style-name="T47">תארו</text:span><text:span text:style-name="T42"> את ערכי המשתתפים </text:span><text:span text:style-name="T46">בדוגמה שלכם (אפשר ע”י ציור), </text:span><text:span text:style-name="T42">ותארו את הרצת האלגוריתם.</text:span></text:p>
      <text:p text:style-name="P21"/>
      <text:p text:style-name="P31">שאלה <text:span text:style-name="T21">2</text:span>: <text:span text:style-name="T50">חלוקת תורנויות פרופורציונלית</text:span></text:p>
      <text:p text:style-name="P23">אמא ואבא נסעו לנופש, והשאירו את <text:span text:style-name="T5">n</text:span> ילדיהם <text:span text:style-name="T4">הגדולים </text:span>לשמור על <text:span text:style-name="T4">התינוקת ה-1+</text:span><text:span text:style-name="T5">n</text:span><text:span text:style-name="T4">.</text:span> <text:span text:style-name="T62">הם מעוניינים לחלק ביניהם את זמן השמירה בצורה הוגנת. </text:span>לכל ילד יש העדפות שונות לגבי <text:span text:style-name="T62">זמן השמירה - </text:span>יש כאלה <text:span text:style-name="T67">שמעדיפים </text:span>לשמור בלילה, יש כאלה <text:span text:style-name="T67">שמעדיפים </text:span>לשמור דווקא בצהריים, וכו'. </text:p>
      <text:p text:style-name="P19">א <text:span text:style-name="T70">[חימום]</text:span>. בסעיף זה הניחו שהילדים <text:span text:style-name="T11">אוהבים </text:span>לשמור על התינוקת – כל אחד רוצה <text:span text:style-name="T68">לשמור </text:span>כמה שיותר. באיזה אלגוריתם תשתמשו כדי למצוא חלוקה פרופורציונלית?</text:p>
      <text:p text:style-name="P19">ב. בסעיף זה הניחו שהילדים <text:span text:style-name="T11">לא אוהבים </text:span>לשמור – כל אחד רוצה לשמור כמה שפחות. <text:span text:style-name="T69">הסבירו למה האלגוריתם של סעיף א לא עובד, ו</text:span>תארו אלגוריתם <text:span text:style-name="T69">חדש </text:span>המוצא חלוקה פרופורציונלית. הוכיחו את נכונות האלגוריתם.</text:p>
      <text:p text:style-name="P39"/>
      <text:p text:style-name="P28">שאלה <text:span text:style-name="T64">3</text:span>: <text:span text:style-name="T59">משולש החלוקות</text:span></text:p>
      <text:p text:style-name="P14">כזכור, משולש החלוקות הוא משולש המתאר את כל החלוקת האפשריות של קטע ל-3 חלקים רציפים. כל נקודה במשולש מייצגת חלוקה. נניח שאנחנו צובעים את המשולש באופן הבא: </text:p>
      <text:list xml:id="list4020768210" text:style-name="L1">
        <text:list-item>
          <text:p text:style-name="P40">לכל נקודה במשולש, שואלים מישהו "איזו פרוסה אתה מעדיף בחלוקה הזאת?”.</text:p>
        </text:list-item>
        <text:list-item>
          <text:p text:style-name="P40">אם הוא בוחר את הפרוסה השמאלית – צובעים את הנקודה באדום; אם הוא בוחר את האמצעית – צובעים את הנקודה בירוק; אם הוא בוחר את הימנית – צובעים את הנקודה בכחול.</text:p>
        </text:list-item>
      </text:list>
      <text:p text:style-name="P41">לפניכם שש דוגמאות למשולשים צבועים באדום, ירוק וכחול: <text:s/><text:span text:style-name="T72"><text:s/></text:span><text:a xlink:type="simple" xlink:href="https://github.com/erelsgl-at-ariel/algorithms-5781/tree/master/01-fair-cake-cutting/colored-triangles" text:style-name="Internet_20_link" text:visited-style-name="Visited_20_Internet_20_Link"><text:span text:style-name="T72">https://github.com/erelsgl-at-ariel/algorithms-5781/tree/master/01-fair-cake-cutting/colored-triangles</text:span></text:a><text:span text:style-name="T72"> </text:span><text:s text:c="3"/>. <text:span text:style-name="T73">הסבירו לגבי כל אחד מהם, האם הוא יכול לייצג תוצאה אפשרית </text:span>של הצביעה הנ"ל? <text:span text:style-name="T74">מדוע?</text:span></text:p>
      <text:p text:style-name="P14"/>
      <text:p text:style-name="P25"><text:soft-page-break/>שאלה <text:span text:style-name="T64">4</text:span>: <text:span text:style-name="T1">חלוקה עם זכויות לא-שוות</text:span></text:p>
      <text:p text:style-name="P6">עמי ותמי <text:span text:style-name="T2">עזרו לאמא להכין עוגה, אבל תמי עזרה יותר. עמי השקיע </text:span><text:span text:style-name="T43">k</text:span><text:span text:style-name="T2"> שעות ותמי השקיעה </text:span><text:span text:style-name="T43">n </text:span><text:span text:style-name="T2">שעות, כאשר </text:span><text:span text:style-name="T43">n&gt;k</text:span><text:span text:style-name="T2">. אמא רוצה לחלק את העוגה ביניהם בצורה הוגנת בהתאם לכמות ההשקעה.</text:span></text:p>
      <text:p text:style-name="P3"><text:span text:style-name="T3">א</text:span>. <text:span text:style-name="T23">תנו הגדרה הגיונית למושג "</text:span>חלוקה פרופורציונלית" <text:span text:style-name="T23">במצב זה, בעזרת הפונקציה </text:span><text:span text:style-name="T6">V</text:span><text:span text:style-name="T24">i</text:span><text:span text:style-name="T20"> </text:span><text:span text:style-name="T23">(פונקציית הערך של שחקן </text:span><text:span text:style-name="T6">i</text:span><text:span text:style-name="T23">), ובעזרת הפרמטרים </text:span><text:span text:style-name="T48">n, k.</text:span></text:p>
      <text:p text:style-name="P3"><text:span text:style-name="T9">ב</text:span>. כיתבו אלגוריתם המוצא חלוקה פרופורציונלית <text:span text:style-name="T71">לפי ההגדרה של סעיף א</text:span>. <text:span text:style-name="T63">הוכיחו את נכונות האלגוריתם.</text:span></text:p>
      <text:p text:style-name="P22"/>
      <text:p text:style-name="P30">* שאלה <text:span text:style-name="T66">5</text:span>: <text:span text:style-name="T50">חלוקת </text:span><text:span text:style-name="T51">זמן בעת מגפה</text:span></text:p>
      <text:p text:style-name="P17">עקב מגפת הקורונה, הוחלט להגביל את מספר האנשים שמותר להם להיכנס בו-זמנית לכל אתר-תיירות. בשמורת-טבע מסויימת, הוחלט שמספר האנשים המקסימלי שמותר להם להיות בו-זמנית בשמורה יהיה k, אבל ישנם n אנשים שרוצים להיכנס (n גדול מ-k). לכל אחד מהאנשים ישנם העדפות שונות לגבי הזמן שבו הוא מעדיף להיכנס לשמורה (בוקר, צהריים, ערב וכו’). עליכם לייעץ להנהלת השמורה, איך לחלק את זמן השהיה בשמורה בין האנשים באופן הוגן.</text:p>
      <text:p text:style-name="P4"><text:span text:style-name="T53">א</text:span><text:span text:style-name="T41">. </text:span><text:span text:style-name="T54">תנו הגדרה הגיונית למושג "</text:span><text:span text:style-name="T41">חלוקה פרופורציונלית" </text:span><text:span text:style-name="T54">במצב זה, בעזרת הפונקציה </text:span><text:span text:style-name="T7">V</text:span><text:span text:style-name="T25">i</text:span><text:span text:style-name="T55"> </text:span><text:span text:style-name="T54">(פונקציית הערך של שחקן </text:span><text:span text:style-name="T7">i</text:span><text:span text:style-name="T54">), ובעזרת הפרמטרים </text:span><text:span text:style-name="T48">n, k.</text:span></text:p>
      <text:p text:style-name="P5"><text:span text:style-name="T9">ב</text:span>. כיתבו אלגוריתם המוצא חלוקה פרופורציונלית <text:span text:style-name="T71">לפי ההגדרה של סעיף א</text:span>. <text:span text:style-name="T63">הוכיחו את נכונות האלגוריתם.</text:span></text:p>
      <text:p text:style-name="P20"><text:span text:style-name="T52">הדרכה</text:span><text:span text:style-name="T41">: פ</text:span><text:span text:style-name="T56">י</text:span><text:span text:style-name="T41">תרו את השאלה קודם-כל עבור k=1 ואז </text:span><text:span text:style-name="T57">עבור </text:span><text:span text:style-name="T41">k כללי.</text:span></text:p>
      <text:p text:style-name="P18"/>
      <text:p text:style-name="P27">שאלה <text:span text:style-name="T65">6</text:span>: <text:span text:style-name="T10">חלוקה ללא קנאה עם שארית</text:span></text:p>
      <text:p text:style-name="P36"><text:span text:style-name="T13">נתון</text:span> <text:span text:style-name="T13">ה</text:span>אלגוריתם <text:span text:style-name="T14">הבא לחלוקה בין 3 אנשים </text:span>(דומה לצעד הראשון של אלגוריתם סלפרידג'-קונוויי):</text:p>
      <text:list xml:id="list545937070" text:style-name="L2">
        <text:list-item>
          <text:p text:style-name="P42"><text:span text:style-name="T17">1. </text:span>עמי חותך את העוגה לשלושה חלקים שווים בעיניו.</text:p>
        </text:list-item>
        <text:list-item>
          <text:p text:style-name="P42"><text:span text:style-name="T17">2. </text:span>תמי <text:span text:style-name="T17">מקצצת את הפרוסה הטובה ביותר בעיניה, כך שיהיו לה שתי פרוסות טובות ביותר.</text:span></text:p>
        </text:list-item>
        <text:list-item>
          <text:p text:style-name="P43">3. מוצאים שידוך גדול ביותר (בגודל 3) בין השחקנים לבין <text:span text:style-name="T61">כל</text:span> 4 הפרוסות שעל השולחן – <text:span text:style-name="T61">כולל השארית.</text:span></text:p>
        </text:list-item>
        <text:list-item>
          <text:p text:style-name="P44">4. מחלקים לכל שחקן פרוסה אחת בהתאם לשידוך.</text:p>
        </text:list-item>
      </text:list>
      <text:p text:style-name="P10">שימו לב - באלגוריתם זה לא כל העוגה מחולקת - יש <text:span text:style-name="T40">פרוסה אחת</text:span> הנשארת על השולחן.</text:p>
      <text:p text:style-name="P9"><text:span text:style-name="T15">א. </text:span>הוכיחו <text:span text:style-name="T39">שאכן קיים שידוך בגודל 3, שהחלוקה המתקבלת היא ללא קנאה, ושכל שחקן מקבל </text:span>פרוסה השווה בעיניו לפחות <text:span text:style-name="T11">1/4</text:span> מהשווי הכללי של העוגה<text:span text:style-name="T16">.</text:span></text:p>
      <text:p text:style-name="P13">* ב. <text:span text:style-name="T16">עכשיו נניח שצריך לחלק עוגה בין 4 שחקנים. תארו אלגוריתם לחלוקה עם שארית, הנותן חלוקה ללא קנאה, שבה כל שחקן מקבל פרוסה השווה בעיניו לפחות </text:span><text:span text:style-name="T12">1/8 </text:span><text:span text:style-name="T16">מהשווי הכללי של העוגה.</text:span></text:p>
      <text:p text:style-name="P16"/>
      <text:p text:style-name="P24"><text:soft-page-break/>שאלה <text:span text:style-name="T8">7: תיכנות - חלוקת-עוגה פרופורציונלית</text:span></text:p>
      <text:p text:style-name="P7">נניח שרוצים לחלק <text:span text:style-name="T22">נהר חד-ממדי, המיוצג </text:span>ע"י הקטע [0,1]. כל משתתף מיוצג ע"י המחלקה הבאה:</text:p>
      <text:p text:style-name="P38"><text:span text:style-name="T27">class </text:span><text:span text:style-name="T31">Agent:</text:span><text:span text:style-name="T37"><text:line-break/></text:span><text:span text:style-name="T31"> <text:s text:c="3"/></text:span><text:span text:style-name="T27">def </text:span><text:span text:style-name="T32">eval</text:span><text:span text:style-name="T31">(</text:span><text:span text:style-name="T33">self</text:span><text:span text:style-name="T31">, x:</text:span><text:span text:style-name="T28">float</text:span><text:span text:style-name="T31">)-&gt;</text:span><text:span text:style-name="T28">float</text:span><text:span text:style-name="T31">:</text:span><text:span text:style-name="T37"><text:line-break/></text:span><text:span text:style-name="T31"> <text:s text:c="7"/></text:span><text:span text:style-name="T35">"""</text:span><text:span text:style-name="T37"><text:line-break/></text:span><text:span text:style-name="T35"> <text:s text:c="7"/></text:span><text:span text:style-name="T36">:param <text:s text:c="3"/></text:span><text:span text:style-name="T35">x: a positive number representing a location on the cake.</text:span><text:span text:style-name="T37"><text:line-break/></text:span><text:span text:style-name="T35"> <text:s text:c="7"/></text:span><text:span text:style-name="T36">:return</text:span><text:span text:style-name="T35">: <text:s/>v: the value of the piece [0,x] for the agent.</text:span><text:span text:style-name="T37"><text:line-break/></text:span><text:span text:style-name="T35"> <text:s text:c="7"/>"""</text:span><text:span text:style-name="T37"><text:line-break/></text:span><text:span text:style-name="T35"> <text:s text:c="7"/></text:span><text:span text:style-name="T37"><text:line-break/><text:line-break/></text:span><text:span text:style-name="T27"> <text:s text:c="3"/>def </text:span><text:span text:style-name="T32">mark</text:span><text:span text:style-name="T31">(</text:span><text:span text:style-name="T33">self</text:span><text:span text:style-name="T31">, v:</text:span><text:span text:style-name="T28">float</text:span><text:span text:style-name="T31">)-&gt;</text:span><text:span text:style-name="T28">float</text:span><text:span text:style-name="T31">:</text:span><text:span text:style-name="T37"><text:line-break/></text:span><text:span text:style-name="T31"> <text:s text:c="7"/></text:span><text:span text:style-name="T35">"""</text:span><text:span text:style-name="T37"><text:line-break/></text:span><text:span text:style-name="T35"> <text:s text:c="7"/></text:span><text:span text:style-name="T36">:param</text:span><text:span text:style-name="T35"> <text:s text:c="3"/>v: a positive number representing a value of a piece.</text:span><text:span text:style-name="T37"><text:line-break/></text:span><text:span text:style-name="T35"> <text:s text:c="7"/></text:span><text:span text:style-name="T36">:return</text:span><text:span text:style-name="T35">: <text:s/>x: a number such that the value of [0,x] equals v.</text:span><text:span text:style-name="T37"><text:line-break/></text:span><text:span text:style-name="T35"> <text:s text:c="7"/>"""</text:span><text:span text:style-name="T37"><text:line-break/></text:span></text:p>
      <text:p text:style-name="P37"/>
      <text:p text:style-name="P35">א. כיתבו בשפה לבחירתכם (אפשר גם פסאודו-קוד) את אלגוריתם "חתוך ובחר":</text:p>
      <text:p text:style-name="P34"><text:span text:style-name="T26">def </text:span><text:span text:style-name="T29">cutAndChoose(</text:span><text:span text:style-name="T34">a:Agent</text:span><text:span text:style-name="T29">, </text:span><text:span text:style-name="T34">b:Agent</text:span><text:span text:style-name="T29">):</text:span><text:line-break/></text:p>
      <text:p text:style-name="P35">הפונקציה מקבלת שני שחקנים וכותבת את החלוקה בפורמט הבא (לדוגמה):</text:p>
      <text:p text:style-name="P33">Agent a receives [0,0.3]. <text:s/>Agent b receives [0.3,1].</text:p>
      <text:p text:style-name="P35"/>
      <text:p text:style-name="P35">ב. כיתבו בשפה לבחירתכם את אלגוריתם <text:span text:style-name="T38">אבן-פז</text:span>:</text:p>
      <text:p text:style-name="P34"><text:span text:style-name="T26">def </text:span><text:span text:style-name="T30">algEvenPaz</text:span><text:span text:style-name="T29">(</text:span><text:span text:style-name="T34">agents:List[Agent]</text:span><text:span text:style-name="T29">):</text:span><text:line-break/></text:p>
      <text:p text:style-name="P35">הפונקציה מקבלת מערך של שחקנים וכותבת את החלוקה בפורמט הבא (לדוגמה):</text:p>
      <text:p text:style-name="P32"><text:span text:style-name="T18">Agent 0 receives [0,0.3]. </text:span><text:span text:style-name="T19"><text:s/></text:span><text:span text:style-name="T18">Agent 1 receives [0.3,0.6]</text:span><text:span text:style-name="T19">.</text:span><text:span text:style-name="T18"> </text:span><text:span text:style-name="T19"><text:s/>Agent 2..</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10-22T15:05:33.586000000</dc:date>
    <meta:editing-duration>P11DT24M56S</meta:editing-duration>
    <meta:editing-cycles>1426</meta:editing-cycles>
    <meta:document-statistic meta:table-count="0" meta:image-count="0" meta:object-count="0" meta:page-count="3" meta:paragraph-count="47" meta:word-count="781" meta:character-count="4608" meta:non-whitespace-character-count="3769"/>
  </office:meta>
</office:document-meta>
</file>